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299in" fo:margin-left="0.4868in" fo:margin-top="0.1in" fo:margin-bottom="0.1in" table:align="left"/>
    </style:style>
    <style:style style:name="Table1.A" style:family="table-column">
      <style:table-column-properties style:column-width="2.4979in"/>
    </style:style>
    <style:style style:name="Table1.B" style:family="table-column">
      <style:table-column-properties style:column-width="1.6292in"/>
    </style:style>
    <style:style style:name="Table1.C" style:family="table-column">
      <style:table-column-properties style:column-width="2.3028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eeeeee" fo:padding="0.0403in" fo:border="none">
        <style:background-image/>
      </style:table-cell-properties>
    </style:style>
    <style:style style:name="Table1.B2" style:family="table-cell">
      <style:table-cell-properties fo:background-color="#99cc99" fo:padding="0.0403in" fo:border="none">
        <style:background-image/>
      </style:table-cell-properties>
    </style:style>
    <style:style style:name="Table1.B7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7de1a0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P3" style:family="paragraph" style:parent-style-name="Text_20_body">
      <style:text-properties officeooo:rsid="004c343a" officeooo:paragraph-rsid="004c343a"/>
    </style:style>
    <style:style style:name="P4" style:family="paragraph" style:parent-style-name="Text_20_body">
      <style:text-properties officeooo:rsid="004c343a" officeooo:paragraph-rsid="0089e426"/>
    </style:style>
    <style:style style:name="P5" style:family="paragraph" style:parent-style-name="Text_20_body">
      <style:text-properties officeooo:rsid="00198afe" officeooo:paragraph-rsid="0074419f"/>
    </style:style>
    <style:style style:name="P6" style:family="paragraph" style:parent-style-name="Text_20_body">
      <style:text-properties officeooo:paragraph-rsid="0065d11e"/>
    </style:style>
    <style:style style:name="P7" style:family="paragraph" style:parent-style-name="Text_20_body">
      <style:text-properties officeooo:rsid="0065d11e" officeooo:paragraph-rsid="0065d11e"/>
    </style:style>
    <style:style style:name="P8" style:family="paragraph" style:parent-style-name="Text_20_body">
      <style:text-properties officeooo:rsid="0067638a" officeooo:paragraph-rsid="00749a64"/>
    </style:style>
    <style:style style:name="P9" style:family="paragraph" style:parent-style-name="Text_20_body">
      <style:text-properties fo:font-weight="bold" officeooo:rsid="0067638a" officeooo:paragraph-rsid="0067638a" style:font-weight-asian="bold" style:font-weight-complex="bold"/>
    </style:style>
    <style:style style:name="P10" style:family="paragraph" style:parent-style-name="Footnote">
      <style:text-properties officeooo:rsid="005878d2" officeooo:paragraph-rsid="005878d2"/>
    </style:style>
    <style:style style:name="P11" style:family="paragraph" style:parent-style-name="Footnote">
      <style:text-properties officeooo:rsid="007266d7" officeooo:paragraph-rsid="007266d7"/>
    </style:style>
    <style:style style:name="P12" style:family="paragraph" style:parent-style-name="Footnote">
      <style:text-properties officeooo:rsid="007266d7" officeooo:paragraph-rsid="0088b16f"/>
    </style:style>
    <style:style style:name="P13" style:family="paragraph" style:parent-style-name="Footnote">
      <style:text-properties officeooo:rsid="00262b78" officeooo:paragraph-rsid="00262b78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fo:color="#dd4814" fo:font-weight="bold" officeooo:rsid="00699e2d" officeooo:paragraph-rsid="00699e2d" fo:background-color="transparent" style:font-weight-asian="bold" style:font-weight-complex="bold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fo:color="#dd4814" fo:font-weight="bold" officeooo:rsid="00699e2d" officeooo:paragraph-rsid="00699e2d" style:font-weight-asian="bold" style:font-weight-complex="bold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rsid="006b0c9b" officeooo:paragraph-rsid="006b0c9b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officeooo:paragraph-rsid="00818ca4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officeooo:rsid="001b2472" officeooo:paragraph-rsid="00818ca4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officeooo:paragraph-rsid="009caf95"/>
    </style:style>
    <style:style style:name="P20" style:family="paragraph" style:parent-style-name="Table_20_Contents">
      <style:text-properties fo:font-size="11pt" officeooo:rsid="006dc463" officeooo:paragraph-rsid="006dc463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06dc463" officeooo:paragraph-rsid="006dc463"/>
    </style:style>
    <style:style style:name="P22" style:family="paragraph" style:parent-style-name="Table_20_Contents">
      <style:text-properties fo:font-size="11pt" officeooo:rsid="006e097a" officeooo:paragraph-rsid="006e097a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6e097a" officeooo:paragraph-rsid="006e097a"/>
    </style:style>
    <style:style style:name="P24" style:family="paragraph" style:parent-style-name="Table_20_Contents">
      <style:text-properties fo:font-size="11pt" officeooo:rsid="006ed967" officeooo:paragraph-rsid="006ed967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6ed967" officeooo:paragraph-rsid="006ed967"/>
    </style:style>
    <style:style style:name="P26" style:family="paragraph" style:parent-style-name="Table_20_Contents">
      <style:text-properties fo:font-size="11pt" fo:font-weight="bold" officeooo:rsid="00818ca4" officeooo:paragraph-rsid="00818ca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fo:font-size="11pt" fo:font-weight="bold" officeooo:rsid="006b0c9b" officeooo:paragraph-rsid="006b0c9b" fo:background-color="transparent" style:font-weight-asian="bold" style:font-weight-complex="bold"/>
    </style:style>
    <style:style style:name="P28" style:family="paragraph" style:parent-style-name="Table_20_Contents">
      <style:text-properties fo:color="#000000" fo:font-size="11pt" fo:font-weight="bold" officeooo:rsid="006e097a" officeooo:paragraph-rsid="006e097a" fo:background-color="transparent" style:font-weight-asian="bold" style:font-weight-complex="bold"/>
    </style:style>
    <style:style style:name="P29" style:family="paragraph" style:parent-style-name="Text_20_body">
      <style:paragraph-properties fo:margin-left="0in" fo:margin-right="0in" fo:text-align="center" style:justify-single-word="false" fo:text-indent="0in" style:auto-text-indent="false" fo:background-color="transparent">
        <style:background-image/>
      </style:paragraph-properties>
      <style:text-properties fo:font-size="11pt" officeooo:rsid="006e097a" officeooo:paragraph-rsid="00818ca4"/>
    </style:style>
    <style:style style:name="P30" style:family="paragraph" style:parent-style-name="Text_20_body" style:list-style-name="L3">
      <style:text-properties officeooo:rsid="0067638a" officeooo:paragraph-rsid="00749a64"/>
    </style:style>
    <style:style style:name="P31" style:family="paragraph" style:parent-style-name="Text_20_body" style:list-style-name="L4">
      <style:text-properties officeooo:rsid="0065d11e" officeooo:paragraph-rsid="0065d11e"/>
    </style:style>
    <style:style style:name="P32" style:family="paragraph" style:parent-style-name="Text_20_body" style:list-style-name="L5">
      <style:text-properties officeooo:rsid="005c5db9" officeooo:paragraph-rsid="004c343a"/>
    </style:style>
    <style:style style:name="P33" style:family="paragraph" style:parent-style-name="Text_20_body" style:list-style-name="L5">
      <style:text-properties officeooo:rsid="00799267" officeooo:paragraph-rsid="00799267"/>
    </style:style>
    <style:style style:name="P34" style:family="paragraph" style:parent-style-name="Text_20_body" style:list-style-name="L6">
      <style:text-properties officeooo:rsid="00799267" officeooo:paragraph-rsid="00799267"/>
    </style:style>
    <style:style style:name="P35" style:family="paragraph" style:parent-style-name="Text_20_body" style:list-style-name="L6">
      <style:text-properties officeooo:rsid="00799267" officeooo:paragraph-rsid="00702874"/>
    </style:style>
    <style:style style:name="P36" style:family="paragraph" style:parent-style-name="Text_20_body" style:list-style-name="L6">
      <style:text-properties officeooo:rsid="00702874" officeooo:paragraph-rsid="00702874"/>
    </style:style>
    <style:style style:name="P37" style:family="paragraph" style:parent-style-name="Text_20_body" style:list-style-name="L3">
      <style:paragraph-properties fo:margin-left="0.4925in" fo:margin-right="0in" fo:text-indent="0in" style:auto-text-indent="false"/>
      <style:text-properties officeooo:rsid="0067638a" officeooo:paragraph-rsid="00749a64"/>
    </style:style>
    <style:style style:name="P38" style:family="paragraph" style:parent-style-name="Heading_20_1">
      <style:text-properties officeooo:paragraph-rsid="00749a64"/>
    </style:style>
    <style:style style:name="P39" style:family="paragraph" style:parent-style-name="Heading_20_1">
      <style:text-properties officeooo:rsid="0065d11e" officeooo:paragraph-rsid="0065d11e"/>
    </style:style>
    <style:style style:name="P40" style:family="paragraph" style:parent-style-name="Heading_20_1">
      <style:text-properties officeooo:rsid="0067638a" officeooo:paragraph-rsid="0067638a"/>
    </style:style>
    <style:style style:name="P41" style:family="paragraph" style:parent-style-name="Heading_20_1">
      <style:text-properties officeooo:rsid="00799267" officeooo:paragraph-rsid="001b2472"/>
    </style:style>
    <style:style style:name="P42" style:family="paragraph" style:parent-style-name="Heading_20_1">
      <style:text-properties fo:color="#000000" officeooo:paragraph-rsid="00265015"/>
    </style:style>
    <style:style style:name="P43" style:family="paragraph" style:parent-style-name="Heading_20_1" style:master-page-name="First_20_Page">
      <style:paragraph-properties style:page-number="auto"/>
      <style:text-properties officeooo:rsid="0065d11e" officeooo:paragraph-rsid="0065d11e"/>
    </style:style>
    <style:style style:name="P44" style:family="paragraph">
      <style:paragraph-properties fo:line-height="80%" fo:text-align="end"/>
    </style:style>
    <style:style style:name="P45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T1" style:family="text">
      <style:text-properties officeooo:rsid="007af100"/>
    </style:style>
    <style:style style:name="T2" style:family="text">
      <style:text-properties officeooo:rsid="003c9565"/>
    </style:style>
    <style:style style:name="T3" style:family="text">
      <style:text-properties officeooo:rsid="0019b638"/>
    </style:style>
    <style:style style:name="T4" style:family="text">
      <style:text-properties officeooo:rsid="001b2472"/>
    </style:style>
    <style:style style:name="T5" style:family="text">
      <style:text-properties officeooo:rsid="004c343a"/>
    </style:style>
    <style:style style:name="T6" style:family="text">
      <style:text-properties fo:color="#000000"/>
    </style:style>
    <style:style style:name="T7" style:family="text">
      <style:text-properties fo:color="#000000" officeooo:rsid="00265015"/>
    </style:style>
    <style:style style:name="T8" style:family="text">
      <style:text-properties fo:color="#000000" officeooo:rsid="007ceb21"/>
    </style:style>
    <style:style style:name="T9" style:family="text">
      <style:text-properties officeooo:rsid="0058a8b3"/>
    </style:style>
    <style:style style:name="T10" style:family="text">
      <style:text-properties officeooo:rsid="00591efd"/>
    </style:style>
    <style:style style:name="T11" style:family="text">
      <style:text-properties officeooo:rsid="005be400"/>
    </style:style>
    <style:style style:name="T12" style:family="text">
      <style:text-properties officeooo:rsid="005c5db9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officeooo:rsid="0067638a"/>
    </style:style>
    <style:style style:name="T15" style:family="text">
      <style:text-properties fo:color="#333333" officeooo:rsid="006ed967"/>
    </style:style>
    <style:style style:name="T16" style:family="text">
      <style:text-properties fo:color="#333333" officeooo:rsid="00702874"/>
    </style:style>
    <style:style style:name="T17" style:family="text">
      <style:text-properties fo:color="#333333" officeooo:rsid="0092237c"/>
    </style:style>
    <style:style style:name="T18" style:family="text">
      <style:text-properties officeooo:rsid="006e097a"/>
    </style:style>
    <style:style style:name="T19" style:family="text">
      <style:text-properties officeooo:rsid="006ed967"/>
    </style:style>
    <style:style style:name="T20" style:family="text">
      <style:text-properties officeooo:rsid="00702874"/>
    </style:style>
    <style:style style:name="T21" style:family="text">
      <style:text-properties officeooo:rsid="00764ab2"/>
    </style:style>
    <style:style style:name="T22" style:family="text">
      <style:text-properties fo:color="#dd4814" officeooo:rsid="0067638a"/>
    </style:style>
    <style:style style:name="T23" style:family="text">
      <style:text-properties fo:color="#dd4814" officeooo:rsid="005d563f"/>
    </style:style>
    <style:style style:name="T24" style:family="text">
      <style:text-properties fo:color="#dd4814" officeooo:rsid="008bbbad"/>
    </style:style>
    <style:style style:name="T25" style:family="text">
      <style:text-properties fo:color="#dd4814" officeooo:rsid="00973cd2"/>
    </style:style>
    <style:style style:name="T26" style:family="text">
      <style:text-properties officeooo:rsid="0077ec41"/>
    </style:style>
    <style:style style:name="T27" style:family="text">
      <style:text-properties officeooo:rsid="00799267"/>
    </style:style>
    <style:style style:name="T28" style:family="text">
      <style:text-properties officeooo:rsid="0080c191"/>
    </style:style>
    <style:style style:name="T29" style:family="text">
      <style:text-properties officeooo:rsid="00818ca4"/>
    </style:style>
    <style:style style:name="T30" style:family="text">
      <style:text-properties officeooo:rsid="00863bc3"/>
    </style:style>
    <style:style style:name="T31" style:family="text">
      <style:text-properties officeooo:rsid="0088b16f"/>
    </style:style>
    <style:style style:name="T32" style:family="text">
      <style:text-properties officeooo:rsid="008a9f0f"/>
    </style:style>
    <style:style style:name="T33" style:family="text">
      <style:text-properties officeooo:rsid="008b58dd"/>
    </style:style>
    <style:style style:name="T34" style:family="text">
      <style:text-properties officeooo:rsid="008bbbad"/>
    </style:style>
    <style:style style:name="T35" style:family="text">
      <style:text-properties officeooo:rsid="008cfbc3"/>
    </style:style>
    <style:style style:name="T36" style:family="text">
      <style:text-properties officeooo:rsid="0098c285"/>
    </style:style>
    <style:style style:name="T37" style:family="text">
      <style:text-properties officeooo:rsid="009a153e"/>
    </style:style>
    <style:style style:name="T38" style:family="text">
      <style:text-properties officeooo:rsid="009b77e0"/>
    </style:style>
    <style:style style:name="T39" style:family="text">
      <style:text-properties officeooo:rsid="009caf95"/>
    </style:style>
    <style:style style:name="T40" style:family="text">
      <style:text-properties officeooo:rsid="009e19ec"/>
    </style:style>
    <style:style style:name="T41" style:family="text">
      <style:text-properties officeooo:rsid="009f2312"/>
    </style:style>
    <style:style style:name="T42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style:style style:name="gr1" style:family="graphic">
      <style:graphic-properties draw:stroke="none" svg:stroke-color="#314004" draw:fill="none" draw:fill-color="#ffffff" fo:min-height="0.204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5" draw:style-name="gr1" draw:text-style-name="P45" svg:width="2.3996in" svg:height="0.6433in" svg:x="5.4008in" svg:y="1.5417in">
        <draw:text-box>
          <text:p text:style-name="P44"><text:span text:style-name="T42">Partnership</text:span></text:p>
          <text:p text:style-name="P44"><text:span text:style-name="T42">with Northbridge</text:span></text:p>
        </draw:text-box>
      </draw:frame>
      <text:h text:style-name="P43" text:outline-level="1">What Is Partnership With Northbridge?</text:h>
      <text:p text:style-name="P5">Northbridge Technology Alliance <text:span text:style-name="T3">c</text:span>reates technology solutions for <text:span text:style-name="T11">charitable organizations who are engaged in social justice and community-building efforts. Partnership with Northbridge means that an organization or collaborative team has demonstrated that their activities are focused tightly on social justice and community-building and they are therefore eligible to benefit from the charitable services that Northbridge provides.</text:span></text:p>
      <text:h text:style-name="P38" text:outline-level="1">Benefits <text:span text:style-name="T2">of Partnership</text:span></text:h>
      <text:p text:style-name="P8">When you qualify as a Northbridge partner: </text:p>
      <text:list xml:id="list6270497849615038264" text:style-name="L3">
        <text:list-item>
          <text:p text:style-name="P30">You earn the privilege to participate in our hosted conversations about <text:span text:style-name="T20">the </text:span>technical needs <text:span text:style-name="T20">of </text:span>the social justice community.</text:p>
        </text:list-item>
        <text:list-item>
          <text:p text:style-name="P37">You gain <text:span text:style-name="T41">exclusive </text:span>access to our growing array of <text:span text:style-name="T21">non-commercial</text:span> technical tools<text:span text:style-name="T19">.</text:span></text:p>
        </text:list-item>
      </text:list>
      <text:h text:style-name="P39" text:outline-level="1">How Does Northbridge Do This?</text:h>
      <text:p text:style-name="P7">Northbridge operates with these Guiding Principles at the forefront of every endeavor.</text:p>
      <text:list xml:id="list8967576335885413115" text:style-name="L4">
        <text:list-item>
          <text:p text:style-name="P31">The people we serve are the experts about their own needs.</text:p>
        </text:list-item>
        <text:list-item>
          <text:p text:style-name="P31">Technology is a means to, not a measure of, progress.</text:p>
        </text:list-item>
        <text:list-item>
          <text:p text:style-name="P31">Effective solutions are tangible, sustainable, and cross-organizational.</text:p>
        </text:list-item>
      </text:list>
      <text:p text:style-name="P6"><text:span text:style-name="T14">In other words, we listen. We listen carefully to what our constituents need in order to further their crucial work. We</text:span> bring together social justice leaders who are working on similar problems. We help these leaders pool their expertise, <text:span text:style-name="T13">together</text:span> imagining technology solutions that could raise productivity for all of them. Then, using skilled <text:span text:style-name="T36">and professional</text:span> IT volunteers, North<text:span text:style-name="T14">b</text:span>ridge builds <text:span text:style-name="T21">non-commercial vendor-neutral </text:span>solutions that advance <text:span text:style-name="T37">every</text:span> partner<text:span text:style-name="T37">'</text:span>s program reach.</text:p>
      <text:h text:style-name="P40" text:outline-level="1">Technical Tools <text:span text:style-name="T20">Available to Northbridge Partners</text:span></text:h>
      <text:p text:style-name="P9">Nexus Web Conference Center</text:p>
      <text:p text:style-name="P14">Available <text:span text:style-name="T35">June</text:span> 2015</text:p>
      <text:p text:style-name="P17"><text:span text:style-name="T14">Northbridge Technology Alliance is proud to provide a sophisticated web conference platform to </text:span><text:soft-page-break/><text:span text:style-name="T14">our qualified partners. (</text:span><text:a xlink:type="simple" xlink:href="http://northbridgetech.org/downloads/Northbridge_web_conference_center.pdf"><text:span text:style-name="T22">Feature </text:span></text:a><text:a xlink:type="simple" xlink:href="http://northbridgetech.org/downloads/Northbridge_web_conference_center.pdf"><text:span text:style-name="T25">Overview</text:span></text:a><text:span text:style-name="T14"><text:note text:id="ftn1" text:note-class="footnote"><text:note-citation>1</text:note-citation><text:note-body><text:p text:style-name="P11">http://northbridgetech.org/downloads/Northbridge_web_conference_center.pdf</text:p></text:note-body></text:note></text:span><text:span text:style-name="T14">) As a US 501(c)(3) organization, Northbridge maintains the Nexus Web Conference Center by means of m</text:span>icro-grant<text:span text:style-name="T4">s</text:span><text:span text:style-name="T4"><text:note text:id="ftn2" text:note-class="footnote"><text:note-citation>2</text:note-citation><text:note-body><text:p text:style-name="P10">Depending on small donations from motivated individuals allows <text:span text:style-name="T9">Northbridge</text:span> to use crowd funding techniques in order to support Nexus <text:span text:style-name="T10">and </text:span>also to enhance th<text:span text:style-name="T9">e</text:span> overall <text:span text:style-name="T9">cooperative, community </text:span>focus that Northbridge champions.</text:p></text:note-body></text:note></text:span><text:span text:style-name="T4"> from the general public.</text:span></text:p>
      <text:p text:style-name="P18">A tax-exempt micro-grant of $<text:span text:style-name="T38">6</text:span>0 to Northbridge Technology Alliance allows us to activate one Northbridge partner for one full year in the Nexus Web Conference Center. This includes unlimited <text:span text:style-name="T39">ad-free </text:span>meeting minutes for 10 seats, <text:span text:style-name="T39">all-way </text:span>video chat, training, and much more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8">Micro-grant Level</text:p>
            </table:table-cell>
            <table:table-cell table:style-name="Table1.A1" office:value-type="string">
              <text:p text:style-name="P27">$<text:span text:style-name="T38">6</text:span>0</text:p>
            </table:table-cell>
            <table:table-cell table:style-name="Table1.A1" office:value-type="string">
              <text:p text:style-name="P27">$1<text:span text:style-name="T38">2</text:span>0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20"><text:span text:style-name="T18">Interactive r</text:span>oom seats</text:p>
          </table:table-cell>
          <table:table-cell table:style-name="Table1.B2" office:value-type="string">
            <text:p text:style-name="P21">10</text:p>
          </table:table-cell>
          <table:table-cell table:style-name="Table1.B2" office:value-type="string">
            <text:p text:style-name="P21">25</text:p>
          </table:table-cell>
        </table:table-row>
        <table:table-row table:style-name="Table1.1">
          <table:table-cell table:style-name="Table1.A1" office:value-type="string">
            <text:p text:style-name="P20"><text:span text:style-name="T29">M</text:span>eeting minutes</text:p>
          </table:table-cell>
          <table:table-cell table:style-name="Table1.B2" office:value-type="string">
            <text:p text:style-name="P21">Unlimited</text:p>
          </table:table-cell>
          <table:table-cell table:style-name="Table1.B2" office:value-type="string">
            <text:p text:style-name="P21"><text:span text:style-name="T28">U</text:span>nlimited</text:p>
          </table:table-cell>
        </table:table-row>
        <table:table-row table:style-name="Table1.1">
          <table:table-cell table:style-name="Table1.A1" office:value-type="string">
            <text:p text:style-name="P24">Training</text:p>
          </table:table-cell>
          <table:table-cell table:style-name="Table1.B2" office:value-type="string">
            <text:p text:style-name="P25">Yes</text:p>
          </table:table-cell>
          <table:table-cell table:style-name="Table1.B2" office:value-type="string">
            <text:p text:style-name="P25">Yes</text:p>
          </table:table-cell>
        </table:table-row>
        <table:table-row table:style-name="Table1.1">
          <table:table-cell table:style-name="Table1.A1" office:value-type="string">
            <text:p text:style-name="P22">All-way video chat</text:p>
          </table:table-cell>
          <table:table-cell table:style-name="Table1.B2" office:value-type="string">
            <text:p text:style-name="P23">Yes</text:p>
          </table:table-cell>
          <table:table-cell table:style-name="Table1.B2" office:value-type="string">
            <text:p text:style-name="P23">Yes</text:p>
          </table:table-cell>
        </table:table-row>
        <table:table-row table:style-name="Table1.1">
          <table:table-cell table:style-name="Table1.A1" office:value-type="string">
            <text:p text:style-name="P20"><text:span text:style-name="T18">Non-commercial (a</text:span>d-free<text:span text:style-name="T32">)</text:span></text:p>
          </table:table-cell>
          <table:table-cell table:style-name="Table1.B2" office:value-type="string">
            <text:p text:style-name="P21">Yes</text:p>
          </table:table-cell>
          <table:table-cell table:style-name="Table1.B2" office:value-type="string">
            <text:p text:style-name="P21">Yes</text:p>
          </table:table-cell>
        </table:table-row>
        <table:table-row table:style-name="Table1.1">
          <table:table-cell table:style-name="Table1.A1" office:value-type="string">
            <text:p text:style-name="P26">Many more features available</text:p>
          </table:table-cell>
          <table:table-cell table:style-name="Table1.B7" table:number-columns-spanned="2" office:value-type="string">
            <text:p text:style-name="P29"><text:span text:style-name="T4">See </text:span><text:a xlink:type="simple" xlink:href="http://northbridgetech.org/downloads/Northbridge_tech_specs.pdf"><text:span text:style-name="T4">Micro-grant Details</text:span></text:a><text:span text:style-name="T4"><text:note text:id="ftn3" text:note-class="footnote"><text:note-citation>3</text:note-citation><text:note-body><text:p text:style-name="P12">http://northbridgetech.org/downloads/Northbridge_<text:span text:style-name="T31">tech_specs</text:span>.pdf</text:p></text:note-body></text:note></text:span><text:span text:style-name="T4"> for complete feature list.</text:span></text:p>
          </table:table-cell>
          <table:covered-table-cell/>
        </table:table-row>
      </table:table>
      <text:p text:style-name="P16"/>
      <text:p text:style-name="P9">Nexus Collaboration Platform</text:p>
      <text:p text:style-name="P15">Available Spring 2016</text:p>
      <text:p text:style-name="P19"><text:span text:style-name="T15">The Nexus Collaboration Platform</text:span> incorporates our web conference service and adds a<text:span text:style-name="T39">n entire</text:span> suite of web based collaboration tools including directory services, discussion forums, calendering, workgroups, real time chat, private messaging, and collaboration tracking. <text:span text:style-name="T39">The Nexus Collaboration Platform is </text:span><text:span text:style-name="T15">currently in pilot phase with influential </text:span><text:span text:style-name="T16">M</text:span><text:span text:style-name="T15">idwest collaborations and will be available to our partners </text:span><text:span text:style-name="T17">in 2016</text:span><text:span text:style-name="T15">.</text:span></text:p>
      <text:h text:style-name="P41" text:outline-level="1"><text:soft-page-break/>Who Is Eligible for Partnership?</text:h>
      <text:p text:style-name="P3">In order to <text:span text:style-name="T26">become a Northbridge partner and </text:span>qualify for th<text:span text:style-name="T12">e charitable services that Northbridge provides, an organization</text:span> <text:span text:style-name="T30">or collaborative team </text:span>must:</text:p>
      <text:list xml:id="list3481236342692598801" text:style-name="L5">
        <text:list-item>
          <text:p text:style-name="P32">Demonstrate that their activities are directed toward social justice and community building;</text:p>
        </text:list-item>
        <text:list-item>
          <text:p text:style-name="P33">Demonstrate that they are</text:p>
        </text:list-item>
      </text:list>
      <text:list xml:id="list7446142464718943740" text:style-name="L6">
        <text:list-item>
          <text:p text:style-name="P34">supported by, fiscally sponsored by, or acting under the supervision of a US IRS tax-exempt organization, or</text:p>
        </text:list-item>
        <text:list-item>
          <text:p text:style-name="P36"><text:span text:style-name="T27">r</text:span>egistered in the United States as a nonprofit, charitable organization with a budget of less than $25,00<text:span text:style-name="T33">0</text:span>, <text:span text:style-name="T27">or</text:span></text:p>
        </text:list-item>
        <text:list-item>
          <text:p text:style-name="P35">if a non US organization, able to provide evidence of the charitable nature of the organization</text:p>
        </text:list-item>
      </text:list>
      <text:p text:style-name="P4">It is possible for a smaller team that is sustained by one or more larger organizations to gain partner standing. This is a good approach for collaborative teams that span organizational boundaries or for smaller teams that are embedded within very large organizations. Northbridge does not partner directly with houses of worship, however, <text:span text:style-name="T40">we will support</text:span> task forces or other social efforts that a house of worship su<text:span text:style-name="T40">stains.</text:span> <text:s/></text:p>
      <text:h text:style-name="P42" text:outline-level="1">How Do I <text:span text:style-name="T5">Apply To Become a Northbridge Partner</text:span>?</text:h>
      <text:p text:style-name="Text_20_body"><text:a xlink:type="simple" xlink:href="http://northbridgetech.org/index.php?view=apply"><text:span text:style-name="T23">Apply </text:span></text:a><text:a xlink:type="simple" xlink:href="http://northbridgetech.org/index.php?view=apply"><text:span text:style-name="T24">for partnership</text:span></text:a><text:span text:style-name="T6"><text:note text:id="ftn4" text:note-class="footnote"><text:note-citation>4</text:note-citation><text:note-body><text:p text:style-name="P13">http://northbridgetech.org?<text:span text:style-name="T34">view=apply</text:span></text:p></text:note-body></text:note></text:span><text:span text:style-name="T6"> </text:span><text:span text:style-name="T7">at the Northbridge Technology Alliance we</text:span><text:span text:style-name="T8">b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7de1a0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MT1" style:family="text">
      <style:text-properties officeooo:rsid="007af1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1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3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2"><draw:image xlink:href="Pictures/10000000000000C8000000C829C29D22.jpg" xlink:type="simple" xlink:show="embed" xlink:actuate="onLoad"/></draw:frame><text:span text:style-name="MT1">Partnership with Northbridge</text:span> <text:s text:c="3"/><text:page-number text:select-page="current">3</text:page-number> / <text:page-count>3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4"><draw:image xlink:href="Pictures/10000000000000C8000000C829C29D22.jpg" xlink:type="simple" xlink:show="embed" xlink:actuate="onLoad"/></draw:frame><text:span text:style-name="MT1">Partnership with Northbridge</text:span> <text:s text:c="3"/><text:page-number text:select-page="current">2</text:page-number> / <text:page-count>3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"><draw:frame draw:style-name="Mfr1" draw:name="Image3" text:anchor-type="paragraph" svg:x="0.1146in" svg:y="0.1398in" svg:width="4.0484in" svg:height="1.2335in" draw:z-index="0"><draw:image xlink:href="Pictures/100000000000119400000576DA8B4D44.jpg" xlink:type="simple" xlink:show="embed" xlink:actuate="onLoad"/></draw:frame></text:p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52:26.003868035</meta:creation-date>
    <meta:editing-duration>PT4H31M31S</meta:editing-duration>
    <meta:editing-cycles>51</meta:editing-cycles>
    <meta:generator>LibreOffice/4.2.8.2$Linux_X86_64 LibreOffice_project/420m0$Build-2</meta:generator>
    <dc:title>nta_whitepaper</dc:title>
    <dc:date>2015-05-25T11:44:30.238920435</dc:date>
    <meta:document-statistic meta:table-count="1" meta:image-count="5" meta:object-count="0" meta:page-count="3" meta:paragraph-count="56" meta:word-count="643" meta:character-count="4497" meta:non-whitespace-character-count="3911"/>
    <meta:template xlink:type="simple" xlink:actuate="onRequest" xlink:title="nta_whitepaper" xlink:href="../../../../../../../.config/libreoffice/4/user/template/nta_whitepaper.ott" meta:date="2015-03-19T12:52:24.899371170"/>
  </office:meta>
</office:document-meta>
</file>